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Standard" style:family="paragraph">
      <style:text-properties fo:color="#000000" fo:font-family="Sans Serif"/>
    </style:style>
  </office:automatic-styles>
  <office:body>
    <office:text>
      <text:tracked-changes text:track-changes="false"/>
      <text:p text:style-name="P1">f�˻�Bn��!lw6� &amp; <text:s/>\\<text:s/></text:p>
      <text:p text:style-name="P1"><text:s text:c="2"/>v��d����9�`C�R��6�� &amp; X���t鮚7�6�w���ȯ�0�E�D\{H�� \\<text:s/></text:p>
      <text:p text:style-name="P1"><text:s text:c="2"/>���\%��� &amp; <text:s/>\\<text:s/></text:p>
      <text:p text:style-name="P1"><text:s text:c="2"/>�����L��Z=8=�����b�m����Xr�����$\backslash$ÿ\$��wfX��� &amp; L`���$&gt;$C�;�ls:$&lt;$'xsx������f� \\<text:s/></text:p>
      <text:p text:style-name="P1"><text:s text:c="2"/>��]���]�\_� &amp; <text:s/>\\<text:s/></text:p>
      <text:p text:style-name="P1"><text:s text:c="2"/>w+�4��S7ꦢ*�\{�a��\$�I]ٯ�Gs��o�����ɷ̄TpǔF\{ ��-���wO����Ӱ�$\backslash$yu��ݽ��PK��G��\$]FRcontent.xml�V]O�0\}�W$\backslash$e�RS� 6�h��\verb|^|`C��������m��n�6��J�il�s����sq�������d2���B��4���\#=K.g�,\%yaxS�Sn�� �vy�:M�s�N�$\backslash$c\%$\backslash$�ynj���$|$�΃V7S���;��'��ǲ;�����ǲ[��T��x�.,.c�-�R2��V8���33���rRĻrR�\$`�6:�$&lt;$d��V��;�:ne-ݡw�\~{}���uS=5���D�\~{}1M��9c��r�$&lt;$;g���3vK��q\{�;�]��\&amp;�jJ���+M���Sii��A-��b�՜����</text:p>
      <text:p text:style-name="P1"/>
      <text:p text:style-name="P1">a���Q)9����d��q���d��2���V��ݢ�Y7��C(�k?����$|$b�1o�?�T�z.�i�O��f$\backslash$������o�l��V$&gt;$5\verb|^|lf��6����?�w��Q7V���\%ڤ86O������\{�����dv�+o�b�ihGKp�uFxB���9M�\&amp;�f$\backslash$��z��h�[/Z�=�=���R*���Ai��W���S\~{}:l ����;������݌[�N:�!ܢ�\verb|^|'�SӤD�D��Uw� ��[���J��Z��\#�7����G8���������ú�35ۘdۗY� &amp; <text:s/>\\<text:s/></text:p>
      <text:p text:style-name="P1"><text:s text:c="2"/>\_���j��e &amp; <text:s/>\\<text:s/></text:p>
      <text:p text:style-name="P1"><text:s text:c="2"/>�Z���J�;AV��\~{}D/ &amp; $\backslash$����\~{}=�l$&lt;$��uuد�8WEvn��P;@]���X��5$\backslash$)��W�p?�\}�݂FG��i���2�TkA��XU�o.P�7�����T��F=��Ȁ���(MF��6�QLu�7Y�?��������\~{}ܕC?$|$�A4;�PK��G�=i3��� \\<text:s/></text:p>
      <text:p text:style-name="P1"><text:s text:c="2"/>styles.xml�YM��8���@����I����cN;��9�p����l���\_�e�\&amp;!1�r��U��r�m�˗��z�XH��Ώ\&amp;S�� &amp; �aǝ�㯯��������m���LR\}R,=0fr[u��B�-G��-C�[oy�Ym�5�ے�jɰB��k�Ɯ��պB��</text:p>
      <text:p text:style-name="P1"/>
      <text:p text:style-name="P1">(Wk��lў:��։@'Wc��1�s�\%�*'�͍icK�'�R��5)�,������XcM[�;SWh�\verb|^|簳��֬��X8G</text:p>
      <text:p text:style-name="P1"/>
      <text:p text:style-name="P1">)t�C*���R�6 \\<text:s/></text:p>
      <text:p text:style-name="P1"><text:s text:c="2"/>O���4�pq &amp; <text:s/>\\<text:s/></text:p>
      <text:p text:style-name="P1"><text:s text:c="2"/>��f\~{}����۟��w�Dh� &amp; ��n�݁����48�7����ث���Σl��QJ�Yq��hΦ�e�[K���k���Fo��S�*����2*������ \\<text:s/></text:p>
      <text:p text:style-name="P1"><text:s text:c="2"/>�ޠO�.ndN�����\_�AqH)A������y6��Y3�G\verb|^|Z\&amp;�CL��F����\%��\#�7a���$&gt;$y�Rm���T���*�yG�������9�1O���B/�A.`���8\$5�I�U����I/���</text:p>
      <text:p text:style-name="P1"/>
      <text:p text:style-name="P1">B�����dj?��k拣��B��懥���lc8�0t�w�o�RG���4��$&lt;$��E��</text:p>
      <text:p text:style-name="P1"/>
      <text:p text:style-name="P1">�.��!hZ[qȐ8P$|$�L\{���5����z\#������Mb�o���z-��p�$&gt;$�\{��HM��+GR9�W�P��\#�K����q�u �p9s�]8�5���XoKN����</text:p>
      <text:p text:style-name="P1"/>
      <text:p text:style-name="P1">�vc��Q[:I����'�</text:p>
      <text:p text:style-name="P1"/>
      <text:p text:style-name="P1">��x9�7C�p����Y���N�N�7�C5�P���y�8��</text:p>
      <text:p text:style-name="P1"/>
      <text:p text:style-name="P1">;��W����</text:p>
      <text:p text:style-name="P1"/>
      <text:p text:style-name="P1">ǩ�9.�5x \{��d�����ps�5PC��B*�E.���w��;�w��;�w�̻�w�̻���\_9W���\#P����?X�����׷y�t���덦�I�P�QI��;��[�zT���(�S���G�Q�w�s\#�N��$&gt;$[�*�cEh��YzK���RkH\_=��Q�b�*\}\~{} �yL���������җ������͈�W\#�i�Y���$\backslash$��S=TB\_�ݽ�3[�\$�GY@���?�=�xKl� K��1�A`Ψ�?.���R�\}���\}[�ϢnH�8h�.9\{�P�BY���A��\~{}w$&gt;$���������\~{}+sD�$\backslash$\$X\{�@��g��a�T��]� ��F��F@V�p�ʕ��\_���/�Y�*��$|$E�M���2r�T�No\verb|^|2�C�+Y�E4Yo�$&lt;$���;�D!Zn����j5��+��qc��T��$|$</text:p>
      <text:p text:style-name="P1">ԯ���Za��̀\verb|^|�Bu�q��v��J��</text:p>
      <text:p text:style-name="P1"/>
      <text:p text:style-name="P1">�����߫s+U��p�\#+9[�M\{�+��ӿPK��G�LL�'*umeta.xml��An�0E�9b��D�gQ�'H`��b��vJz��(�������xDu�w:����:��6��i�u$|$$&gt;$\}\&amp;���7��$\backslash$��y�\}ҁш�c��o�N9��Ǽd�$\backslash$��f��q3E����v�y�$&lt;$[Y�\_�����fujlKI@Ô�M)Y�w���ڇaH�$&lt;$�,KԘo���S�x��0HVxc���Z�V�,-Ӣo�D4�y�5�k�B��Љ��3\verb|^|� &amp; <text:s/>\\<text:s/></text:p>
      <text:p text:style-name="P1"><text:s text:c="2"/>8��+�(`�����l��]�����-�\%�\}B��Y\verb|^|��$&gt;$��57�kM�brV��W߸\&amp;���������/PK��G����a�Thumbnails/thumbnail.png\}T0�i�E)q�\%�hSͪE�C�g$\backslash$K��MҪ�DQ�a &amp; <text:s/>\\<text:s/></text:p>
      <text:p text:style-name="P1"><text:s text:c="2"/>��jU*�ı����X]�ZU��Dk1�-ZRlԕ����tvg��y�\}�$|$�y�\{�y�/���M &amp; <text:s/>\\<text:s/></text:p>
      <text:p text:style-name="P1"><text:s text:c="2"/>��@ \%���i \verb|^| &amp; <text:s/>\\<text:s/></text:p>
      <text:p text:style-name="P1"><text:s text:c="2"/>$|$�ȁ ��aq`Q!!��Y�����L��8L���9c�\verb|^|�\&amp;��M��T��q8-E�\_�r�aO��:=�P:�$&lt;$�pɿ���)L��qcq;��u�b����A1�\verb|^| &amp; <text:s/>\\<text:s/></text:p>
      <text:p text:style-name="P1"><text:s text:c="2"/>�\%7��4��]�aݬuE�e`ݜ3������Z[e'9A�`��2�������\{��ˉEE�ƪ�@C����J폰r��YI�/�/\#6��NLL8v����Ou�\$1cz� pjx�@W�r�U�QԣR-�[�Fb����Jρ�)�(\%\}</text:p>
      <text:p text:style-name="P1"/>
      <text:p text:style-name="P1">�$\backslash$��.��K��iԙ,��\_t;��t����Xu;����)����.. &amp; <text:s/>\\<text:s/></text:p>
      <text:p text:style-name="P1"><text:s text:c="2"/>���3�r�X�5��1�z�$&gt;$Fg����w���f�l &amp; <text:s/>\\<text:s/></text:p>
      <text:p text:style-name="P1"><text:s text:c="2"/>�J\}򮰇\#����h�Zd�5�;�K h�d��Ǖ�k���/��m�\{��\&amp;k��]Qq���0�O���7�U</text:p>
      <text:p text:style-name="P1"/>
      <text:p text:style-name="P1">��յw��,o�抌���;R��X��xaC�\verb|^|=�o�\verb|^|y ���x`n�0�V[�\&amp;�/iuN�� &amp; �X���$\backslash$d����k򨹥\%]�tI87�z��zR�]$&lt;$�� \\<text:s/></text:p>
      <text:p text:style-name="P1"><text:s text:c="2"/>�����566.śT��J��S������Z�DEN�\%$\backslash$X�pcf$\backslash$�Y.l\verb|^|ݹ\&amp;��\$=������-ķn &amp; od\~{}O�2TG�)���CZ\_�HEs��+�L����aΓQ����[� \\<text:s/></text:p>
      <text:p text:style-name="P1"><text:s text:c="2"/>vh�����U��r��O�;�\&amp;� &amp; <text:s/>\\<text:s/></text:p>
      <text:p text:style-name="P1"><text:s text:c="2"/>�\verb|^|�D��7�b��������1��j�ЖL��$&gt;$�m�(;\}h'�Դ ��T��� &amp; U�B�� \\<text:s/></text:p>
      <text:p text:style-name="P1"><text:s text:c="2"/>���aG-����;�6�=-��V�((uƭ��3Ps���]+��\{\&amp;�1�=*�@ͼջ���\%l��5k ��UXx���� �!k��'�ު���x�]���3�$|$�����J͍�jWLiR�:�h������\{W������� &amp; F������oj��2�daa�\~{}1��\#\#T1�i󙲋�:�x��7�����KM��\%���\#]-f6��T���s�k�u�@���e�9�g����j�)��� \\<text:s/></text:p>
      <text:p text:style-name="P1"><text:s text:c="2"/>.Ҍ��$|$��x�-�kq��뉸�f�\verb|^|ܺ\}V��5���@\&amp;�8l[������ز��Ly`�4�\{\~{}I\$��?0�b��b� &amp; <text:s/>\\<text:s/></text:p>
      <text:p text:style-name="P1"><text:s text:c="2"/>�$|$�nocyF�f������ήn��5��$&lt;$�8Z��</text:p>
      <text:p text:style-name="P1">�o�V\$�?nsG�1�i$|$�������Md�ʽ�������?�n�8����2�Lf�b���q�����l�(��*gk����,$\backslash$��B���G�m�S��p���g���\#�R�b�M $&lt;$o����B��u�*Q2O��$\backslash$2�םM��\#�Ug�\%�sq���r2�cFrGM���)\&amp;�\#]�\verb|^|QE�i$\backslash$$&lt;$��:�?�$|$���\&amp;�\&amp;�</text:p>
      <text:p text:style-name="P1"/>
      <text:p text:style-name="P1">��HW,$&gt;$�Or��Z��j��\&amp;��$&gt;$���@��M��З�</text:p>
      <text:p text:style-name="P1"/>
      <text:p text:style-name="P1">�2����e�Ϡ��N��lI[�nz�J¹�87b/��</text:p>
      <text:p text:style-name="P1"/>
      <text:p text:style-name="P1">PK��G��F\~{}���META-INF/manifest.xml��An� E�$&gt;$����vU!��z���\$�gŷ/���U�i�݌�����C\}��$|$B\#\verb|^|勨]�=�F$|$?�wq��6Z���P�\}5b�P'K�4�����������\verb|^|\_��ۦ�����7�M�O�C����\%�6�����Vg�嵂�\&amp;K�o��9�\&amp;[$&gt;$���S�JR���4��l\$WŞ`���C��/����?�$&gt;$�T��9�x��ZH�m����������oPK��G�\verb|^|�2</text:p>
      <text:p text:style-name="P1">''��mimetypePK��G�C�\_߻�</text:p>
      <text:p text:style-name="P1">��Msettings.xmlPK��G��\$]FR��2content.xmlPK��G�=i3���</text:p>
      <text:p text:style-name="P1"/>
      <text:p text:style-name="P1">��[styles.xmlPK��G�LL�'*u��ameta.xmlPK��G����a����</text:p>
      <text:p text:style-name="P1">Thumbnails/thumbnail.pngPK��G��F\~{}������META-INF/manifest.xmlPK��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calligra="http://www.calligra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style style:name="Contents_201" style:display-name="Contents 1" style:family="paragraph">
      <style:paragraph-properties fo:margin-left="0.000000000000000pt"/>
    </style:style>
    <style:style style:name="Contents_202" style:display-name="Contents 2" style:family="paragraph">
      <style:paragraph-properties fo:margin-left="8.000000000000000pt"/>
    </style:style>
    <style:style style:name="Contents_203" style:display-name="Contents 3" style:family="paragraph">
      <style:paragraph-properties fo:margin-left="16.000000000000000pt"/>
    </style:style>
    <style:style style:name="Contents_204" style:display-name="Contents 4" style:family="paragraph">
      <style:paragraph-properties fo:margin-left="24.000000000000000pt"/>
    </style:style>
    <style:style style:name="Contents_205" style:display-name="Contents 5" style:family="paragraph">
      <style:paragraph-properties fo:margin-left="32.000000000000000pt"/>
    </style:style>
    <style:style style:name="Contents_206" style:display-name="Contents 6" style:family="paragraph">
      <style:paragraph-properties fo:margin-left="40.000000000000000pt"/>
    </style:style>
    <style:style style:name="Contents_207" style:display-name="Contents 7" style:family="paragraph">
      <style:paragraph-properties fo:margin-left="48.000000000000000pt"/>
    </style:style>
    <style:style style:name="Contents_208" style:display-name="Contents 8" style:family="paragraph">
      <style:paragraph-properties fo:margin-left="56.000000000000000pt"/>
    </style:style>
    <style:style style:name="Contents_209" style:display-name="Contents 9" style:family="paragraph">
      <style:paragraph-properties fo:margin-left="64.000000000000000pt"/>
    </style:style>
    <style:style style:name="Contents_2010" style:display-name="Contents 10" style:family="paragraph">
      <style:paragraph-properties fo:margin-left="72.000000000000000pt"/>
    </style:style>
    <style:style style:name="Bibliography_20article" style:display-name="Bibliography article" style:family="paragraph"/>
    <style:style style:name="Bibliography_20book" style:display-name="Bibliography book" style:family="paragraph"/>
    <style:style style:name="Bibliography_20booklet" style:display-name="Bibliography booklet" style:family="paragraph"/>
    <style:style style:name="Bibliography_20conference" style:display-name="Bibliography conference" style:family="paragraph"/>
    <style:style style:name="Bibliography_20email" style:display-name="Bibliography email" style:family="paragraph"/>
    <style:style style:name="Bibliography_20inbook" style:display-name="Bibliography inbook" style:family="paragraph"/>
    <style:style style:name="Bibliography_20incollection" style:display-name="Bibliography incollection" style:family="paragraph"/>
    <style:style style:name="Bibliography_20inproceedings" style:display-name="Bibliography inproceedings" style:family="paragraph"/>
    <style:style style:name="Bibliography_20journal" style:display-name="Bibliography journal" style:family="paragraph"/>
    <style:style style:name="Bibliography_20manual" style:display-name="Bibliography manual" style:family="paragraph"/>
    <style:style style:name="Bibliography_20mastersthesis" style:display-name="Bibliography mastersthesis" style:family="paragraph"/>
    <style:style style:name="Bibliography_20misc" style:display-name="Bibliography misc" style:family="paragraph"/>
    <style:style style:name="Bibliography_20phdthesis" style:display-name="Bibliography phdthesis" style:family="paragraph"/>
    <style:style style:name="Bibliography_20proceedings" style:display-name="Bibliography proceedings" style:family="paragraph"/>
    <style:style style:name="Bibliography_20techreport" style:display-name="Bibliography techreport" style:family="paragraph"/>
    <style:style style:name="Bibliography_20unpublished" style:display-name="Bibliography unpublished" style:family="paragraph"/>
    <style:style style:name="Bibliography_20www" style:display-name="Bibliography www" style:family="paragraph"/>
    <style:style style:name="Bibliography_20custom1" style:display-name="Bibliography custom1" style:family="paragraph"/>
    <style:style style:name="Bibliography_20custom2" style:display-name="Bibliography custom2" style:family="paragraph"/>
    <style:style style:name="Bibliography_20custom3" style:display-name="Bibliography custom3" style:family="paragraph"/>
    <style:style style:name="Bibliography_20custom4" style:display-name="Bibliography custom4" style:family="paragraph"/>
    <style:style style:name="Bibliography_20custom5" style:display-name="Bibliography custom5" style:family="paragraph"/>
    <style:style style:name="Footnote" style:display-name="Footnote" style:family="paragraph"/>
    <style:style style:name="Endnote" style:display-name="Endnote" style:family="paragraph"/>
    <style:style style:name="Head_202" style:default-outline-level="2" style:display-name="Head 2" style:family="paragraph" style:next-style-name="Standard">
      <style:text-properties fo:font-size="16.000000000000000pt" fo:font-weight="bold"/>
    </style:style>
    <style:style style:name="Head_203" style:default-outline-level="3" style:display-name="Head 3" style:family="paragraph" style:next-style-name="Standard">
      <style:text-properties fo:font-size="12.000000000000000pt" fo:font-weight="bold"/>
    </style:style>
    <style:style style:name="Enumerated_20List" style:display-name="Enumerated List" style:family="paragraph" style:list-style-name="L4">
      <style:text-properties fo:font-size="12.000000000000000pt"/>
    </style:style>
    <style:style style:name="Alphabetical_20List" style:display-name="Alphabetical List" style:family="paragraph" style:list-style-name="L5">
      <style:text-properties fo:font-size="12.000000000000000pt"/>
    </style:style>
    <style:style style:name="Bullet_20List" style:display-name="Bullet List" style:family="paragraph" style:list-style-name="L6">
      <style:text-properties fo:font-size="12.000000000000000pt"/>
    </style:style>
    <style:style style:name="Standard" style:display-name="Standard" style:family="paragraph">
      <style:text-properties fo:font-size="12.000000000000000pt"/>
    </style:style>
    <style:style style:name="Document_20Title" style:display-name="Document Title" style:family="paragraph" style:next-style-name="Standard">
      <style:paragraph-properties fo:text-align="center"/>
      <style:text-properties fo:font-size="24.000000000000000pt" fo:font-weight="bold"/>
    </style:style>
    <style:style style:name="Head_201" style:default-outline-level="1" style:display-name="Head 1" style:family="paragraph" style:next-style-name="Standard">
      <style:text-properties fo:font-size="20.000000000000000pt" fo:font-weight="bold"/>
    </style:style>
    <style:style style:name="Footnote_20anchor" style:display-name="Footnote anchor" style:family="text">
      <style:text-properties style:text-position="super"/>
    </style:style>
    <style:style style:name="Footnote_20Symbol" style:display-name="Footnote Symbol" style:family="text"/>
    <style:style style:name="Endnote_20anchor" style:display-name="Endnote anchor" style:family="text">
      <style:text-properties style:text-position="super"/>
    </style:style>
    <style:style style:name="Endnote_20Symbol" style:display-name="Endnote Symbol" style:family="text"/>
    <text:list-style style:name="L4" style:display-name="L4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5" style:display-name="L5">
      <text:list-level-style-number text:start-value="1" text:display-levels="1" style:num-format="a" text:level="1" style:num-prefix="" style:num-suffix=")">
        <style:list-level-properties text:list-level-position-and-space-mode="label-width-and-position" fo:text-align="start"/>
      </text:list-level-style-number>
    </text:list-style>
    <text:list-style style:name="L6" style:display-name="L6">
      <text:list-level-style-bullet text:bullet-char="●" text:level="1">
        <style:list-level-properties text:list-level-position-and-space-mode="label-width-and-position" fo:text-align="start"/>
      </text:list-level-style-bullet>
    </text:list-style>
    <text:list-style style:name="L1" style:display-name="L1">
      <text:list-level-style-number text:start-value="1" text:display-levels="1" style:num-format="1" text:level="1" style:num-prefix="" style:num-suffix=".">
        <style:list-level-properties text:list-level-position-and-space-mode="label-width-and-position" fo:text-align="start"/>
      </text:list-level-style-number>
    </text:list-style>
    <text:list-style style:name="L2" style:display-name="L2">
      <text:list-level-style-number text:start-value="1" text:display-levels="2" style:num-format="1" text:level="2" style:num-prefix="" style:num-suffix=".">
        <style:list-level-properties text:list-level-position-and-space-mode="label-width-and-position" fo:text-align="start"/>
      </text:list-level-style-number>
    </text:list-style>
    <text:list-style style:name="L3" style:display-name="L3">
      <text:list-level-style-number text:start-value="1" text:display-levels="3" style:num-format="1" text:level="3" style:num-prefix="" style:num-suffix=".">
        <style:list-level-properties text:list-level-position-and-space-mode="label-width-and-position" fo:text-align="start"/>
      </text:list-level-style-number>
    </text:list-style>
    <text:outline-style style:name="O">
      <text:outline-level-style text:start-value="1" text:display-levels="1" style:num-format="1" text:level="1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2" style:num-format="1" text:level="2" style:num-prefix="" style:num-suffix=".">
        <style:list-level-properties text:list-level-position-and-space-mode="label-width-and-position" fo:text-align="start"/>
      </text:outline-level-style>
      <text:outline-level-style text:start-value="1" text:display-levels="3" style:num-format="1" text:level="3" style:num-prefix="" style:num-suffix=".">
        <style:list-level-properties text:list-level-position-and-space-mode="label-width-and-position" fo:text-align="start"/>
      </text:outline-level-style>
    </text:outline-style>
    <text:notes-configuration text:note-class="footnote" text:citation-style-name="Footnote Symbol" text:citation-body-style-name="Footnote anchor" text:default-style-name="Footnote" text:start-value="1" style:num-prefix="" style:num-suffix="" style:num-format="1" text:start-numbering-at="document" text:footnotes-position="page"/>
    <text:notes-configuration text:note-class="endnote" text:citation-style-name="Endnote Symbol" text:citation-body-style-name="Endnote anchor" text:default-style-name="Endnote" text:start-value="1" style:num-prefix="" style:num-suffix="" style:num-format="i" text:start-numbering-at="document" text:footnotes-position="page"/>
    <text:bibliography-configuration text:prefix="[" text:suffix="]" text:numbered-entries="false" text:sort-by-position="true"/>
  </office:styles>
  <office:automatic-styles>
    <style:page-layout style:name="pm1" style:page-usage="all">
      <style:page-layout-properties calligra:specialborder-bottom="none" calligra:specialborder-left="none" calligra:specialborder-right="none" calligra:specialborder-top="none" fo:border="0pt none #000000" fo:margin-bottom="42.000000000000000pt" fo:margin-left="57.000000000000000pt" fo:margin-right="57.000000000000000pt" fo:margin-top="42.000000000000000pt" fo:padding="0.000000000000000pt" fo:page-height="841.890999999999963pt" fo:page-width="595.277000000000044pt" style:print-orientation="portrait"/>
    </style:page-layout>
  </office:automatic-styles>
  <office:master-styles>
    <style:master-page style:name="Standard" style:display-name="Default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9.4</meta:generator>
    <dc:title/>
    <meta:initial-creator>Unknown</meta:initial-creator>
    <meta:editing-cycles>2</meta:editing-cycles>
    <dc:date>2015-06-14T13:42:22</dc:date>
    <meta:creation-date>2008-08-22T11:41:04</meta:creation-date>
  </office:meta>
</office:document-meta>
</file>